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709in"/>
    </style:style>
    <style:style style:name="co2" style:family="table-column">
      <style:table-column-properties fo:break-before="auto" style:column-width="2.4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Questions Created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Ds</text:p>
          </table:table-cell>
          <table:table-cell table:style-name="ce6" office:value-type="string" calcext:value-type="string">
            <text:p>Prompt</text:p>
          </table:table-cell>
        </table:table-row>
        <table:table-row table:style-name="ro2">
          <table:table-cell office:value-type="string" calcext:value-type="string">
            <text:p>x-ray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01-0030</text:p>
          </table:table-cell>
          <table:table-cell table:style-name="ce7" office:value-type="string" calcext:value-type="string">
            <text:p>Write questions aws-XXXX to aws-XXXX about the above, make sure to mention specific names so that we know what the question is referring to, pregenerate the array of correct answers to ensure true randomness.</text:p>
          </table:table-cell>
        </table:table-row>
        <table:table-row table:style-name="ro2">
          <table:table-cell office:value-type="string" calcext:value-type="string">
            <text:p>neptune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31-0060</text:p>
          </table:table-cell>
          <table:table-cell/>
        </table:table-row>
        <table:table-row table:style-name="ro2">
          <table:table-cell office:value-type="string" calcext:value-type="string">
            <text:p>elasticache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61-0090</text:p>
          </table:table-cell>
          <table:table-cell/>
        </table:table-row>
        <table:table-row table:style-name="ro2">
          <table:table-cell office:value-type="string" calcext:value-type="string">
            <text:p>devops_guru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091-0120</text:p>
          </table:table-cell>
          <table:table-cell/>
        </table:table-row>
        <table:table-row table:style-name="ro2">
          <table:table-cell office:value-type="string" calcext:value-type="string">
            <text:p>cloudformation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21-0150</text:p>
          </table:table-cell>
          <table:table-cell/>
        </table:table-row>
        <table:table-row table:style-name="ro2">
          <table:table-cell office:value-type="string" calcext:value-type="string">
            <text:p>a2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count_manag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plif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ache_f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ache_mxn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i_gatew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2contain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confi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_discove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fabri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flo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_mes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_migr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_stud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ppsyn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tifa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he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dit_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rora_dsq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ro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2b_data_interchan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cku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drock_agentco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dro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lling_and_co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ockchain_templa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ak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d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ertificate_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i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ean_roo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_control_ap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_digital_interface_sd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_directo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form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fro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hs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_m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searc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she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tra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oudwatc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artifa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buil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cataly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deplo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guru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pipel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gni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prehen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pute_optimiz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fi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ne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sole_mobile_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trol_tow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rret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ypto_too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base_migration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_exchan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_fire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_lifecycle_mng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_pipel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syn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_transfer_termin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c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adline_clou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ep_learning_am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eprac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tectiv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vice_fa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vops_ag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ect_conne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ectory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l_contain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ent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ynamo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2_auto_sca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2_image_buil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astic_beanstal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astic_block_sto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astic_compute_clou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astic_container_regist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astic_disaster_recove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astic_file_sys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astic_kubernetes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astic_vmw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mental_mediaconne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mental_mediaconve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mental_medialiv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mental_mediapack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mental_mediatail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mental_onpremi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d_user_messaging_pus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d_user_messaging_s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d_user_messaging_soc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ity_resolu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brid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rg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ult_injection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spa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rewall_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lat_rate_pla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aud_detec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rt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s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melift_serv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melift_strea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laci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lobal_accelera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l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vclou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ound_st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uarddu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lthimag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lthla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lthomic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l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am_identity_cen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entity_and_access_manag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frastructure_compo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pec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active_vide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conne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analytic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co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device_defen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device_manag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ev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express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fleetw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greengr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sitew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twinmak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t_wirel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q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nd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anagement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spa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nes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_form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mbd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unch_wiza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cense_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ghtsa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u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l_zo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tion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mberya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chine_lear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ci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inframe_moderniz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aged_apache_kafk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aged_blockch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aged_graf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aged_prometheu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aged_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ketpla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cp_ser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mory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gmt_conso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roservice_extractor_for_n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gration_hu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bile_sdk_for_un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nitr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q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wa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t_porting_assist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twork_firew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va_a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ne_enterpr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ensearc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acle_datab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ganiz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o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nora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llel_clus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llel_compu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yment_cryptograph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sonaliz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poi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l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cing_calcula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vate_certific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fessional_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t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develop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ick_sui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hat_openshif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shif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kogni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lational_database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ost_priv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earch_and_engineering_stud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lience_hu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ource_access_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ource_explor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ource_group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ute_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tb_fabri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gemak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vings_pla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ema_conversion_to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cp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g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ja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j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kotl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n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ph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pyth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rub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ru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sap_ab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dk_for_swif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crets_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curity_ag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curity_hu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curity_incident_respon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curity_lak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verless_application_reposito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vice_catalo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vice_endpoi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vice_management_connec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vice_quot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iel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gn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gn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l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ple_email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ple_notification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ple_queue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ple_storage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ple_workflow_serv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space_wea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nowball_ed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ep_fun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orage_gatewa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ly_ch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o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ystems_mana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g_edi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lco_network_buil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xstra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strea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olkit_for_azure_devop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olkit_for_jetbrai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olkit_for_vsco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ols_for_powershe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crib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fer_famil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fo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l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sted_advis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_notific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ified_acc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ified_permiss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pc_latt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p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veleng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llarchitected_to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ck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kma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rkspaces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2" table:number-columns-repeated="3"/>
          <table:table-cell table:style-name="Default"/>
        </table:table-row>
        <table:table-row table:style-name="ro3" table:number-rows-repeated="101">
          <table:table-cell table:style-name="ce2" table:number-columns-repeated="4"/>
          <table:table-cell table:style-name="Default"/>
        </table:table-row>
        <table:table-row table:style-name="ro3">
          <table:table-cell table:style-name="ce2"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 style:data-style-name="N2" text:time-value="05:51:34.733850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9:35:19.682712203</meta:creation-date>
    <meta:generator>LibreOffice/25.2.6.2$Linux_X86_64 LibreOffice_project/40d1a0e1d5bdf1afaeae24d9ece32bbb00fa66a4</meta:generator>
    <dc:date>2025-12-13T06:22:56.439206200</dc:date>
    <meta:editing-duration>PT1H44M1S</meta:editing-duration>
    <meta:editing-cycles>15</meta:editing-cycles>
    <meta:document-statistic meta:table-count="1" meta:cell-count="302" meta:object-count="0"/>
  </office:meta>
</office:document-meta>
</file>